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3861in" style:rel-column-width="41508*"/>
    </style:style>
    <style:style style:name="Table1.B" style:family="table-column">
      <style:table-column-properties style:column-width="2.5389in" style:rel-column-width="2402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Lucida San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ucida Sans"/>
    </style:style>
    <style:style style:name="P3" style:family="paragraph" style:parent-style-name="Table_20_Contents">
      <style:paragraph-properties fo:text-align="start" style:justify-single-word="false"/>
      <style:text-properties style:font-name="Lucida Sans"/>
    </style:style>
    <style:style style:name="P4" style:family="paragraph" style:parent-style-name="Standard" style:list-style-name="L1">
      <style:text-properties style:font-name="Lucida Sans"/>
    </style:style>
    <style:style style:name="P5" style:family="paragraph" style:parent-style-name="Standard" style:list-style-name="L1">
      <style:paragraph-properties fo:margin-left="-0.0382in" fo:margin-right="0in" fo:text-align="start" style:justify-single-word="false" fo:text-indent="0in" style:auto-text-indent="false"/>
      <style:text-properties style:font-name="Lucida Sans"/>
    </style:style>
    <style:style style:name="P6" style:family="paragraph" style:parent-style-name="Table_20_Contents">
      <style:paragraph-properties fo:text-align="start" style:justify-single-word="false"/>
      <style:text-properties style:font-name="Lucida Sans"/>
    </style:style>
    <style:style style:name="P7" style:family="paragraph" style:parent-style-name="Table_20_Contents">
      <style:paragraph-properties fo:text-align="start" style:justify-single-word="false"/>
      <style:text-properties style:font-name="Lucida Sans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du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4537420161" text:style-name="L1">
              <text:list-item>
                <text:list>
                  <text:list-item>
                    <text:p text:style-name="P4">Clean up current code</text:p>
                    <text:list>
                      <text:list-item>
                        <text:p text:style-name="P4">Integrate jms into messaging</text:p>
                        <text:list>
                          <text:list-item>
                            <text:p text:style-name="P4">Test using soap</text:p>
                          </text:list-item>
                          <text:list-item>
                            <text:p text:style-name="P4">Test using rest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Finish jbundle code</text:p>
                    <text:list>
                      <text:list-item>
                        <text:p text:style-name="P4">Write jbundle sample</text:p>
                        <text:list>
                          <text:list-item>
                            <text:p text:style-name="P4">Applet</text:p>
                          </text:list-item>
                          <text:list-item>
                            <text:p text:style-name="P4">Rest</text:p>
                          </text:list-item>
                          <text:list-item>
                            <text:p text:style-name="P4">Android</text:p>
                          </text:list-item>
                        </text:list>
                      </text:list-item>
                      <text:list-item>
                        <text:p text:style-name="P4">Deploy jbundle to maven</text:p>
                      </text:list-item>
                      <text:list-item>
                        <text:p text:style-name="P4">Status box on applet window</text:p>
                      </text:list-item>
                      <text:list-item>
                        <text:p text:style-name="P4">Translate all resources</text:p>
                      </text:list-item>
                      <text:list-item>
                        <text:p text:style-name="P4">Add open source headers to all source code</text:p>
                      </text:list-item>
                      <text:list-item>
                        <text:p text:style-name="P4">Deploy to maven</text:p>
                      </text:list-item>
                      <text:list-item>
                        <text:p text:style-name="P4">Finish new jbundle site</text:p>
                      </text:list-item>
                    </text:list>
                  </text:list-item>
                  <text:list-item>
                    <text:p text:style-name="P4">Finish tourapp</text:p>
                    <text:list>
                      <text:list-item>
                        <text:p text:style-name="P4">Get booking working</text:p>
                      </text:list-item>
                      <text:list-item>
                        <text:p text:style-name="P4">Payment screen (paypal)</text:p>
                        <text:list>
                          <text:list-item>
                            <text:p text:style-name="P4">Thick/Thin/Batch.Server</text:p>
                          </text:list-item>
                        </text:list>
                      </text:list-item>
                      <text:list-item>
                        <text:p text:style-name="P4">Rezgo interface</text:p>
                      </text:list-item>
                    </text:list>
                  </text:list-item>
                  <text:list-item>
                    <text:p text:style-name="P4">Deploy Sites</text:p>
                    <text:list>
                      <text:list-item>
                        <text:p text:style-name="P4">jbundle</text:p>
                      </text:list-item>
                      <text:list-item>
                        <text:p text:style-name="P4">tourgeek</text:p>
                      </text:list-item>
                      <text:list-item>
                        <text:p text:style-name="P4">tourapp</text:p>
                      </text:list-item>
                      <text:list-item>
                        <text:p text:style-name="P4">samples</text:p>
                        <text:list>
                          <text:list-item>
                            <text:p text:style-name="P4">tourgeek</text:p>
                          </text:list-item>
                          <text:list-item>
                            <text:p text:style-name="P4">mslive</text:p>
                          </text:list-item>
                          <text:list-item>
                            <text:p text:style-name="P4">google apps</text:p>
                          </text:list-item>
                          <text:list-item>
                            <text:p text:style-name="P4">tourloco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4">Marketing</text:p>
                    <text:list>
                      <text:list-item>
                        <text:p text:style-name="P4">Update profiles on</text:p>
                        <text:list>
                          <text:list-item>
                            <text:p text:style-name="P4">Linkedin</text:p>
                          </text:list-item>
                          <text:list-item>
                            <text:p text:style-name="P4">Facebook</text:p>
                          </text:list-item>
                          <text:list-item>
                            <text:p text:style-name="P4">Twitter</text:p>
                          </text:list-item>
                          <text:list-item>
                            <text:p text:style-name="P4">tnooz/http://www.capterra.com</text:p>
                          </text:list-item>
                        </text:list>
                      </text:list-item>
                      <text:list-item>
                        <text:p text:style-name="P4">Letter to Dave Herbert</text:p>
                      </text:list-item>
                      <text:list-item>
                        <text:p text:style-name="P4">Letter to Cal Native</text:p>
                      </text:list-item>
                      <text:list-item>
                        <text:p text:style-name="P4">or Sell Direct?</text:p>
                        <text:p text:style-name="P5"/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B1" office:value-type="string">
            <text:p text:style-name="P3">Ideas:</text:p>
            <text:p text:style-name="P3"/>
            <text:p text:style-name="P7">Get my software working</text:p>
            <text:p text:style-name="P3"/>
            <text:p text:style-name="P3">Open Src Messaging example</text:p>
            <text:p text:style-name="P3">Email Patrick</text:p>
            <text:p text:style-name="P3">Android tourapp</text:p>
            <text:p text:style-name="P3"/>
            <text:p text:style-name="P3">1. Clean Offic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2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Corley</meta:initial-creator>
    <meta:creation-date>2011-03-08T09:01:44</meta:creation-date>
    <dc:date>2012-04-13T14:55:47</dc:date>
    <dc:creator>Don Corley</dc:creator>
    <meta:editing-duration>PT2H24M42S</meta:editing-duration>
    <meta:editing-cycles>7</meta:editing-cycles>
    <meta:generator>LibreOffice/3.4$Unix LibreOffice_project/340m1$Build-1505</meta:generator>
    <meta:printed-by>Don Corley</meta:printed-by>
    <meta:print-date>2012-04-13T13:01:32</meta:print-date>
    <meta:document-statistic meta:table-count="1" meta:image-count="0" meta:object-count="0" meta:page-count="1" meta:paragraph-count="45" meta:word-count="146" meta:character-count="774" meta:non-whitespace-character-count="711"/>
  </office:meta>
</office:document-meta>
</file>